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ctNodeTypeDefReader.doItemDefs( QNodeTypeDefinitionBuilder nt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mpactNodeTypeDefReader.doSuperTypes( QNodeTypeDefinitionBuilder nt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ctNodeTypeDefReader.doChildNodeAttributes( QNodeDefinitionBuilder nd , QNodeTypeDefinitionBuilder nt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actNodeTypeDefReader.doChildNodeRequiredTypes( QNodeDefinitionBuilder 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Reader.doPropertyType( QPropertyDefinitionBuilder p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mpactNodeTypeDefReader.CompactNodeTypeDefReader( Reader r , String systemId , QNodeTypeDefinition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PropertyDefaultValue( QPropertyDefinitionBuilder p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actNodeTypeDefReader.doPropertyValueConstraints( QPropertyDefinitionBuilder p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ctNodeTypeDefReader.currentTokenEquals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par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actNodeTypeDefReader.getNodeTypeD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PropertyAttributes( QPropertyDefinitionBuilder pd , QNodeTypeDefinitionBuilder nt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actNodeTypeDefReader.doNodeTypeName( QNodeTypeDefinitionBuilder nt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Reader.doPropertyDefinition( QPropertyDefinitionBuilder pd , QNodeTypeDefinitionBuilder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actNodeTypeDefReader.toName( String strin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actNodeTypeDefReader.doChildNodeDefinition( QNodeDefinitionBuilder nd , QNodeTypeDefinitionBuilder nt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actNodeTypeDefReader.CompactNodeTypeDefReader( Reader r , String systemId , NamespaceMapping mapping , QNodeTypeDefinitions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Reader.nex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get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doChildNodeDefaultType( QNodeDefinitionBuilder 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Reader.currentTokenEqual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ctNodeTypeDefReader.currentTokenEquals( String [ ]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actNodeTypeDefReader.doOptions( QNodeTypeDefinitionBuilder nt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actNodeTypeDefReader.doNameSpa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